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72" style:family="table">
      <style:table-properties style:width="170.06mm" fo:margin-left="0mm" fo:margin-right="-0.05mm" table:align="margins"/>
    </style:style>
    <style:style style:name="Table72.A" style:family="table-column">
      <style:table-column-properties style:column-width="73.85mm" style:rel-column-width="4187*"/>
    </style:style>
    <style:style style:name="Table72.B" style:family="table-column">
      <style:table-column-properties style:column-width="96.2mm" style:rel-column-width="5454*"/>
    </style:style>
    <style:style style:name="Table72.A1" style:family="table-cell">
      <style:table-cell-properties fo:padding="0.97mm" fo:border-left="none" fo:border-right="none" fo:border-top="0.35mm solid #000000" fo:border-bottom="0.35mm solid #000000"/>
    </style:style>
    <style:style style:name="Table72.A2" style:family="table-cell">
      <style:table-cell-properties fo:padding="0.97mm" fo:border="none"/>
    </style:style>
    <style:style style:name="Table73" style:family="table">
      <style:table-properties style:width="169.92mm" table:align="left"/>
    </style:style>
    <style:style style:name="Table73.A" style:family="table-column">
      <style:table-column-properties style:column-width="21.75mm"/>
    </style:style>
    <style:style style:name="Table73.B" style:family="table-column">
      <style:table-column-properties style:column-width="37.04mm"/>
    </style:style>
    <style:style style:name="Table73.A1" style:family="table-cell">
      <style:table-cell-properties fo:padding="0.97mm" fo:border="none"/>
    </style:style>
    <style:style style:name="Table73.B3" style:family="table-cell">
      <style:table-cell-properties fo:padding="0.97mm" fo:border-left="none" fo:border-right="none" fo:border-top="none" fo:border-bottom="0.35mm solid #000000"/>
    </style:style>
    <style:style style:name="Table75" style:family="table">
      <style:table-properties style:width="169.92mm" table:align="left"/>
    </style:style>
    <style:style style:name="Table75.A" style:family="table-column">
      <style:table-column-properties style:column-width="21.75mm"/>
    </style:style>
    <style:style style:name="Table75.B" style:family="table-column">
      <style:table-column-properties style:column-width="37.04mm"/>
    </style:style>
    <style:style style:name="Table75.A1" style:family="table-cell">
      <style:table-cell-properties fo:padding="0.97mm" fo:border="none"/>
    </style:style>
    <style:style style:name="Table75.B3" style:family="table-cell">
      <style:table-cell-properties fo:padding="0.97mm" fo:border-left="none" fo:border-right="none" fo:border-top="none" fo:border-bottom="0.35mm solid #000000"/>
    </style:style>
    <style:style style:name="Table74" style:family="table">
      <style:table-properties style:width="169.92mm" table:align="left"/>
    </style:style>
    <style:style style:name="Table74.A" style:family="table-column">
      <style:table-column-properties style:column-width="21.75mm"/>
    </style:style>
    <style:style style:name="Table74.B" style:family="table-column">
      <style:table-column-properties style:column-width="37.04mm"/>
    </style:style>
    <style:style style:name="Table74.A1" style:family="table-cell">
      <style:table-cell-properties fo:padding="0.97mm" fo:border="none"/>
    </style:style>
    <style:style style:name="Table74.B3" style:family="table-cell">
      <style:table-cell-properties fo:padding="0.97mm" fo:border-left="none" fo:border-right="none" fo:border-top="none" fo:border-bottom="0.35mm solid #000000"/>
    </style:style>
    <style:style style:name="Table1" style:family="table">
      <style:table-properties style:width="169.92mm" table:align="left"/>
    </style:style>
    <style:style style:name="Table1.A" style:family="table-column">
      <style:table-column-properties style:column-width="21.75mm"/>
    </style:style>
    <style:style style:name="Table1.B" style:family="table-column">
      <style:table-column-properties style:column-width="37.04mm"/>
    </style:style>
    <style:style style:name="Table1.A1" style:family="table-cell">
      <style:table-cell-properties fo:padding="0.97mm" fo:border="none"/>
    </style:style>
    <style:style style:name="Table1.B4" style:family="table-cell">
      <style:table-cell-properties fo:padding="0.97mm" fo:border-left="none" fo:border-right="none" fo:border-top="none" fo:border-bottom="0.35mm solid #000000"/>
    </style:style>
    <style:style style:name="P1" style:family="paragraph" style:parent-style-name="Standard">
      <style:text-properties fo:language="en" fo:country="US" fo:background-color="transparent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Heading_20_2" style:master-page-name="First_20_Page">
      <style:paragraph-properties style:page-number="auto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center" style:justify-single-word="false"/>
      <style:text-properties fo:language="en" fo:country="US"/>
    </style:style>
    <style:style style:name="P7" style:family="paragraph" style:parent-style-name="Standard">
      <style:text-properties fo:language="en" fo:country="US" fo:background-color="transparent"/>
    </style:style>
    <style:style style:name="P8" style:family="paragraph" style:parent-style-name="Standard">
      <style:paragraph-properties fo:text-align="center" style:justify-single-word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background-color="transparent" loext:char-shading-value="0"/>
    </style:style>
    <style:style style:name="T4" style:family="text">
      <style:text-properties fo:language="en" fo:country="US"/>
    </style:style>
    <style:style style:name="T5" style:family="text">
      <style:text-properties fo:font-size="10.5pt" fo:background-color="#ff66cc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3970203523135352918" text:style-name="Outline">
        <text:list-item>
          <text:list>
            <text:list-item>
              <text:h text:style-name="P4" text:outline-level="2"><text:bookmark text:name="_measure"/>MEASure</text:h>
            </text:list-item>
          </text:list>
        </text:list-item>
      </text:list>
      <text:p text:style-name="Standard">Measure commands return back the output voltage, current, power or temperature. They trigger the acquisition of new data before returning the reading. <text:span text:style-name="T3">Measurements are performed by digitizing the instantaneous output voltage, current or temperature. </text:span>Output power is calculated as product of measured voltage and current. <text:span text:style-name="T4">Keyword [:DC] is optional since all measurement are by default of the DC level of the signal.</text:span></text:p>
      <text:p text:style-name="Standard"/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table_5f_header">SCPI command</text:p>
          </table:table-cell>
          <table:table-cell table:style-name="Table72.A1" office:value-type="string">
            <text:p text:style-name="table_5f_header">Description</text:p>
          </table:table-cell>
        </table:table-row>
        <table:table-row>
          <table:table-cell table:style-name="Table72.A2" office:value-type="string">
            <text:p text:style-name="scpi0">MEAS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1">[:SCALar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2">:CURRent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curr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current</text:p>
          </table:table-cell>
        </table:table-row>
        <table:table-row>
          <table:table-cell table:style-name="Table72.A2" office:value-type="string">
            <text:p text:style-name="scpi2">:POWer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pow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power</text:p>
          </table:table-cell>
        </table:table-row>
        <table:table-row>
          <table:table-cell table:style-name="Table72.A2" office:value-type="string">
            <text:p text:style-name="scpi2">[:VOLTage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volt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voltage</text:p>
          </table:table-cell>
        </table:table-row>
        <table:table-row>
          <table:table-cell table:style-name="Table72.A2" office:value-type="string">
            <text:p text:style-name="scpi2">:TEMPerat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temp" text:style-name="Internet_20_link" text:visited-style-name="Visited_20_Internet_20_Link">[:THERmistor][:DC]? {&lt;chanlist&gt;}</text:a></text:p>
          </table:table-cell>
          <table:table-cell table:style-name="Table72.A2" office:value-type="string">
            <text:p text:style-name="Standard">Takes a measurement; returns the average temperature</text:p>
          </table:table-cell>
        </table:table-row>
      </table:table>
      <text:p text:style-name="Standard"/>
      <text:list xml:id="list5263116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curr"/>MEASure[:SCALar]:CURRent[:DC]</text:h>
                </text:list-item>
              </text:list>
            </text:list-item>
          </text:list>
        </text:list-item>
      </text:list>
      <table:table table:name="Table73" table:style-name="Table73">
        <table:table-column table:style-name="Table73.A"/>
        <table:table-column table:style-name="Table73.B" table:number-columns-repeated="4"/>
        <table:table-row>
          <table:table-cell table:style-name="Table73.A1" office:value-type="string">
            <text:p text:style-name="Default_5f_nt2">Syntax</text:p>
          </table:table-cell>
          <table:table-cell table:style-name="Table73.A1" table:number-columns-spanned="4" office:value-type="string">
            <text:p text:style-name="cmd_5f_root">MEASure[:SCALar]:CURRent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Default_5f_nt2">Description</text:p>
          </table:table-cell>
          <table:table-cell table:style-name="Table73.A1" table:number-columns-spanned="4" office:value-type="string">
            <text:p text:style-name="P1">Query the current measured across the current sense resistor inside the power module.</text:p>
          </table:table-cell>
          <table:covered-table-cell/>
          <table:covered-table-cell/>
          <table:covered-table-cell/>
        </table:table-row>
        <table:table-row>
          <table:table-cell table:style-name="Table73.A1" table:number-rows-spanned="2" office:value-type="string">
            <text:p text:style-name="Default_5f_nt2">Parameters</text:p>
          </table:table-cell>
          <table:table-cell table:style-name="Table73.B3" office:value-type="string">
            <text:p text:style-name="P2">Name</text:p>
          </table:table-cell>
          <table:table-cell table:style-name="Table73.B3" office:value-type="string">
            <text:p text:style-name="P2">Type</text:p>
          </table:table-cell>
          <table:table-cell table:style-name="Table73.B3" office:value-type="string">
            <text:p text:style-name="P2">Range</text:p>
          </table:table-cell>
          <table:table-cell table:style-name="Table73.B3" office:value-type="string">
            <text:p text:style-name="P2">Default</text:p>
          </table:table-cell>
        </table:table-row>
        <table:table-row>
          <table:covered-table-cell/>
          <table:table-cell table:style-name="Table73.A1" office:value-type="string">
            <text:p text:style-name="Standard">&lt;channel&gt;</text:p>
          </table:table-cell>
          <table:table-cell table:style-name="Table73.A1" office:value-type="string">
            <text:p text:style-name="P3">Channel</text:p>
          </table:table-cell>
          <table:table-cell table:style-name="Table73.A1" office:value-type="string">
            <text:p text:style-name="P3">CH1|CH2|CH3|CH4|CH5|CH6</text:p>
          </table:table-cell>
          <table:table-cell table:style-name="Table73.A1" office:value-type="string">
            <text:p text:style-name="P3">–</text:p>
          </table:table-cell>
        </table:table-row>
        <table:table-row>
          <table:table-cell table:style-name="Table73.A1" office:value-type="string">
            <text:p text:style-name="Default_5f_nt2">Return</text:p>
          </table:table-cell>
          <table:table-cell table:style-name="Table73.A1" table:number-columns-spanned="4" office:value-type="string">
            <text:p text:style-name="P1">Returns the average output current in ampere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73.A1" table:number-columns-spanned="4" office:value-type="string">
            <text:p text:style-name="Standard">Measure current on the currently selected channel (CH1) and CH2:</text:p>
            <text:p text:style-name="cmd_5f_code_20_Start">MEAS:CURR?;:MEAS:CURR? CH2</text:p>
            <text:p text:style-name="cmd_5f_code_20_Start">1.23;0.12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Default_5f_nt2">Related Commands</text:p>
          </table:table-cell>
          <table:table-cell table:style-name="Table73.A1" table:number-columns-spanned="4" office:value-type="string">
            <text:p text:style-name="P1">INSTrument:COUPle:TRACking</text:p>
          </table:table-cell>
          <table:covered-table-cell/>
          <table:covered-table-cell/>
          <table:covered-table-cell/>
        </table:table-row>
      </table:table>
      <text:list xml:id="list108628178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pow"/>MEASure[:SCALar]:POWer[:DC]</text:h>
                </text:list-item>
              </text:list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 table:number-columns-repeated="4"/>
        <table:table-row>
          <table:table-cell table:style-name="Table75.A1" office:value-type="string">
            <text:p text:style-name="Default_5f_nt2">Syntax</text:p>
          </table:table-cell>
          <table:table-cell table:style-name="Table75.A1" table:number-columns-spanned="4" office:value-type="string">
            <text:p text:style-name="cmd_5f_root">MEASure[:SCALar]:POWer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Default_5f_nt2">Description</text:p>
          </table:table-cell>
          <table:table-cell table:style-name="Table75.A1" table:number-columns-spanned="4" office:value-type="string">
            <text:p text:style-name="P1">Query the output power calculated as product of measured voltage and current value.</text:p>
          </table:table-cell>
          <table:covered-table-cell/>
          <table:covered-table-cell/>
          <table:covered-table-cell/>
        </table:table-row>
        <table:table-row>
          <table:table-cell table:style-name="Table75.A1" table:number-rows-spanned="2" office:value-type="string">
            <text:p text:style-name="Default_5f_nt2">Parameters</text:p>
          </table:table-cell>
          <table:table-cell table:style-name="Table75.B3" office:value-type="string">
            <text:p text:style-name="P2">Name</text:p>
          </table:table-cell>
          <table:table-cell table:style-name="Table75.B3" office:value-type="string">
            <text:p text:style-name="P2">Type</text:p>
          </table:table-cell>
          <table:table-cell table:style-name="Table75.B3" office:value-type="string">
            <text:p text:style-name="P2">Range</text:p>
          </table:table-cell>
          <table:table-cell table:style-name="Table75.B3" office:value-type="string">
            <text:p text:style-name="P2">Default</text:p>
          </table:table-cell>
        </table:table-row>
        <table:table-row>
          <table:covered-table-cell/>
          <table:table-cell table:style-name="Table75.A1" office:value-type="string">
            <text:p text:style-name="Standard">&lt;channel&gt;</text:p>
          </table:table-cell>
          <table:table-cell table:style-name="Table75.A1" office:value-type="string">
            <text:p text:style-name="P3">Channel</text:p>
          </table:table-cell>
          <table:table-cell table:style-name="Table75.A1" office:value-type="string">
            <text:p text:style-name="P3">CH1|CH2|CH3|CH4|CH5|CH6</text:p>
          </table:table-cell>
          <table:table-cell table:style-name="Table75.A1" office:value-type="string">
            <text:p text:style-name="P3">–</text:p>
          </table:table-cell>
        </table:table-row>
        <table:table-row>
          <table:table-cell table:style-name="Table75.A1" office:value-type="string">
            <text:p text:style-name="Default_5f_nt2">Return</text:p>
          </table:table-cell>
          <table:table-cell table:style-name="Table75.A1" table:number-columns-spanned="4" office:value-type="string">
            <text:p text:style-name="P1">Returns the average output power in watt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75.A1" table:number-columns-spanned="4" office:value-type="string">
            <text:p text:style-name="cmd_5f_code">MEAS:POW? CH2</text:p>
            <text:p text:style-name="cmd_5f_code_20_Start">80.44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Default_5f_nt2">Related Commands</text:p>
          </table:table-cell>
          <table:table-cell table:style-name="Table75.A1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</table:table>
      <text:list xml:id="list53091791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volt"/><text:soft-page-break/>MEASure[:SCALar][:VOLTage][:DC]</text:h>
                </text:list-item>
              </text:list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 table:number-columns-repeated="4"/>
        <table:table-row>
          <table:table-cell table:style-name="Table74.A1" office:value-type="string">
            <text:p text:style-name="Default_5f_nt2">Syntax</text:p>
          </table:table-cell>
          <table:table-cell table:style-name="Table74.A1" table:number-columns-spanned="4" office:value-type="string">
            <text:p text:style-name="cmd_5f_root">MEASure[:SCALar][:VOLTage]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Default_5f_nt2">Description</text:p>
          </table:table-cell>
          <table:table-cell table:style-name="Table74.A1" table:number-columns-spanned="4" office:value-type="string">
            <text:p text:style-name="Standard">Query the voltage measured at the sense terminals of the selected channel.</text:p>
          </table:table-cell>
          <table:covered-table-cell/>
          <table:covered-table-cell/>
          <table:covered-table-cell/>
        </table:table-row>
        <table:table-row>
          <table:table-cell table:style-name="Table74.A1" table:number-rows-spanned="2" office:value-type="string">
            <text:p text:style-name="Default_5f_nt2">Parameters</text:p>
          </table:table-cell>
          <table:table-cell table:style-name="Table74.B3" office:value-type="string">
            <text:p text:style-name="P2">Name</text:p>
          </table:table-cell>
          <table:table-cell table:style-name="Table74.B3" office:value-type="string">
            <text:p text:style-name="P2">Type</text:p>
          </table:table-cell>
          <table:table-cell table:style-name="Table74.B3" office:value-type="string">
            <text:p text:style-name="P2">Range</text:p>
          </table:table-cell>
          <table:table-cell table:style-name="Table74.B3" office:value-type="string">
            <text:p text:style-name="P2">Default</text:p>
          </table:table-cell>
        </table:table-row>
        <table:table-row>
          <table:covered-table-cell/>
          <table:table-cell table:style-name="Table74.A1" office:value-type="string">
            <text:p text:style-name="Standard">&lt;channel&gt;</text:p>
          </table:table-cell>
          <table:table-cell table:style-name="Table74.A1" office:value-type="string">
            <text:p text:style-name="P3">Channel</text:p>
          </table:table-cell>
          <table:table-cell table:style-name="Table74.A1" office:value-type="string">
            <text:p text:style-name="P3">CH1|CH2|CH3|CH4|CH5|CH6</text:p>
          </table:table-cell>
          <table:table-cell table:style-name="Table74.A1" office:value-type="string">
            <text:p text:style-name="P3">–</text:p>
          </table:table-cell>
        </table:table-row>
        <table:table-row>
          <table:table-cell table:style-name="Table74.A1" office:value-type="string">
            <text:p text:style-name="Default_5f_nt2">Return</text:p>
          </table:table-cell>
          <table:table-cell table:style-name="Table74.A1" table:number-columns-spanned="4" office:value-type="string">
            <text:p text:style-name="P1">Returns the average output voltage in volt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74.A1" table:number-columns-spanned="4" office:value-type="string">
            <text:p text:style-name="cmd_5f_code">MEAS:VOLT? CH1</text:p>
            <text:p text:style-name="cmd_5f_code_5f_single">43.25</text:p>
            <text:p text:style-name="Standard">Query voltage of the channel 2 that is currently selected:</text:p>
            <text:p text:style-name="cmd_5f_code_20_Start">INST CH2</text:p>
            <text:p text:style-name="cmd_5f_code">MEAS?</text:p>
            <text:p text:style-name="cmd_5f_code_20_Start">12.40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Default_5f_nt2">Related Commands</text:p>
          </table:table-cell>
          <table:table-cell table:style-name="Table74.A1" table:number-columns-spanned="4" office:value-type="string">
            <text:p text:style-name="P1">INSTrument:COUPle:TRACking</text:p>
          </table:table-cell>
          <table:covered-table-cell/>
          <table:covered-table-cell/>
          <table:covered-table-cell/>
        </table:table-row>
      </table:table>
      <text:list xml:id="list62531961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temp"/>MEASure[:SCALar]:TEMPerature[:THERmistor][:DC]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Default_5f_nt2">Syntax</text:p>
          </table:table-cell>
          <table:table-cell table:style-name="Table1.A1" table:number-columns-spanned="4" office:value-type="string">
            <text:p text:style-name="cmd_5f_root">MEASure[:SCALar]:TEMPerature[:THERmistor][:DC]? [&lt;chanlist&gt;]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Default_5f_nt2">Modules</text:p>
          </table:table-cell>
          <table:table-cell table:style-name="Table1.A1" table:number-columns-spanned="4" office:value-type="string">
            <text:p text:style-name="Standard"><text:span text:style-name="DCP405"><text:span text:style-name="T5"> MUX 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Default_5f_nt2">Description</text:p>
          </table:table-cell>
          <table:table-cell table:style-name="Table1.A1" table:number-columns-spanned="4" office:value-type="string">
            <text:p text:style-name="Standard">Query the temperature measured on the temperature sensor of the selected channel.</text:p>
          </table:table-cell>
          <table:covered-table-cell/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Default_5f_nt2">Parameters</text:p>
          </table:table-cell>
          <table:table-cell table:style-name="Table1.B4" office:value-type="string">
            <text:p text:style-name="P2">Name</text:p>
          </table:table-cell>
          <table:table-cell table:style-name="Table1.B4" office:value-type="string">
            <text:p text:style-name="P2">Type</text:p>
          </table:table-cell>
          <table:table-cell table:style-name="Table1.B4" office:value-type="string">
            <text:p text:style-name="P2">Range</text:p>
          </table:table-cell>
          <table:table-cell table:style-name="Table1.B4" office:value-type="string">
            <text:p text:style-name="P2">Default</text:p>
          </table:table-cell>
        </table:table-row>
        <table:table-row>
          <table:covered-table-cell/>
          <table:table-cell table:style-name="Table1.A1" office:value-type="string">
            <text:p text:style-name="P5">&lt;chanlist&gt;</text:p>
          </table:table-cell>
          <table:table-cell table:style-name="Table1.A1" office:value-type="string">
            <text:p text:style-name="P2">ChannelList</text:p>
          </table:table-cell>
          <table:table-cell table:style-name="Table1.A1" office:value-type="string">
            <text:p text:style-name="P3">MUX: (@n31) <text:span text:style-name="T4">where n is the slot number</text:span></text:p>
          </table:table-cell>
          <table:table-cell table:style-name="Table1.A1" office:value-type="string">
            <text:p text:style-name="P3">–</text:p>
          </table:table-cell>
        </table:table-row>
        <table:table-row>
          <table:table-cell table:style-name="Table1.A1" office:value-type="string">
            <text:p text:style-name="Default_5f_nt2">Return</text:p>
          </table:table-cell>
          <table:table-cell table:style-name="Table1.A1" table:number-columns-spanned="4" office:value-type="string">
            <text:p text:style-name="P1">Returns the average output voltage in volt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1.A1" table:number-columns-spanned="4" office:value-type="string">
            <text:p text:style-name="cmd_5f_code">MEAS:TEMP? (@131)</text:p>
            <text:p text:style-name="cmd_5f_code_5f_single">29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Default_5f_nt2">Related Commands</text:p>
          </table:table-cell>
          <table:table-cell table:style-name="Table1.A1" table:number-columns-spanned="4" office:value-type="string">
            <text:p text:style-name="P1">SYSTem:MEASure[:SCALar]:TEMPerature[:THERmistor][:DC]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List_20_1_20_Cont." style:display-name="List 1 Cont." style:family="paragraph" style:parent-style-name="List" style:class="list" style:master-page-name="">
      <style:paragraph-properties loext:contextual-spacing="false" fo:margin-left="10mm" fo:margin-right="1.99mm" fo:margin-top="0mm" fo:margin-bottom="0mm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cktick" style:family="text">
      <style:text-properties style:font-name="Courier New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9. MEASure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>2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9$Unix OpenOffice.org_project/419m1$Build-9805</meta:generator>
    <meta:keyword>SCPI</meta:keyword>
    <meta:keyword>IEEE 488</meta:keyword>
    <meta:keyword>Remote control</meta:keyword>
    <meta:keyword>Programming reference</meta:keyword>
    <dc:title>5.9. MEASure</dc:title>
    <meta:document-statistic meta:table-count="5" meta:image-count="0" meta:object-count="0" meta:page-count="2" meta:paragraph-count="113" meta:word-count="335" meta:character-count="2590"/>
    <meta:user-defined meta:name="WebPublish_Post_PageId">911</meta:user-defined>
    <meta:user-defined meta:name="WebPublish_Post_PostAsPage">1</meta:user-defined>
    <meta:user-defined meta:name="WebPublish_Post_Profile">www.envox.eu</meta:user-defined>
    <meta:user-defined meta:name="WebPublish_Post_PublishOption">Publish now</meta:user-defined>
  </office:meta>
</office:document-meta>
</file>